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office:value-type="string" calcext:value-type="string">
            <text:p>IDR2AUD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" calcext:value-type="currency">
            <text:p>$92,05</text:p>
          </table:table-cell>
          <table:table-cell table:number-columns-repeated="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3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3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3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3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3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3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3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3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3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" calcext:value-type="currency">
            <text:p>$589,49</text:p>
          </table:table-cell>
          <table:table-cell table:number-columns-repeated="3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" calcext:value-type="currency">
            <text:p>$529,13</text:p>
          </table:table-cell>
          <table:table-cell table:number-columns-repeated="3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3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3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3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3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" calcext:value-type="currency">
            <text:p>$689,53</text:p>
          </table:table-cell>
          <table:table-cell table:number-columns-repeated="3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" calcext:value-type="currency">
            <text:p>$705,23</text:p>
          </table:table-cell>
          <table:table-cell table:number-columns-repeated="3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3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" calcext:value-type="currency">
            <text:p>$828,73</text:p>
          </table:table-cell>
          <table:table-cell table:number-columns-repeated="3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" calcext:value-type="currency">
            <text:p>$728,96</text:p>
          </table:table-cell>
          <table:table-cell table:number-columns-repeated="3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" calcext:value-type="currency">
            <text:p>$704,96</text:p>
          </table:table-cell>
          <table:table-cell table:number-columns-repeated="3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" calcext:value-type="currency">
            <text:p>$646,66</text:p>
          </table:table-cell>
          <table:table-cell table:number-columns-repeated="3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" calcext:value-type="currency">
            <text:p>$550,16</text:p>
          </table:table-cell>
          <table:table-cell table:number-columns-repeated="3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3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3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3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3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3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3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3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" calcext:value-type="currency">
            <text:p>$970,29</text:p>
          </table:table-cell>
          <table:table-cell table:number-columns-repeated="3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Vin+ musée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/>
          <table:table-cell table:style-name="ce13" table:formula="of:=[.F92]+[.E93]" office:value-type="float" office:value="4706" calcext:value-type="float">
            <text:p>4706</text:p>
          </table:table-cell>
          <table:table-cell/>
          <table:table-cell table:formula="of:=[.H92]+[.G93]" office:value-type="float" office:value="28317" calcext:value-type="float">
            <text:p>28317</text:p>
          </table:table-cell>
          <table:table-cell table:number-columns-repeated="2"/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table:number-columns-repeated="2"/>
          <table:table-cell table:style-name="ce13" table:formula="of:=[.F93]+[.E94]" office:value-type="float" office:value="4706" calcext:value-type="float">
            <text:p>4706</text:p>
          </table:table-cell>
          <table:table-cell/>
          <table:table-cell table:formula="of:=[.H93]+[.G94]" office:value-type="float" office:value="28317" calcext:value-type="float">
            <text:p>28317</text:p>
          </table:table-cell>
          <table:table-cell table:number-columns-repeated="2"/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4]+[.L94]+[.M94]" office:value-type="currency" office:currency="USD" office:value="13.23" calcext:value-type="currency">
            <text:p>$13,23</text:p>
          </table:table-cell>
          <table:table-cell table:style-name="ce41" table:formula="of:=[.O93]+[.N94]" office:value-type="currency" office:currency="USD" office:value="7072.0766" calcext:value-type="currency">
            <text:p>$7 072,08</text:p>
          </table:table-cell>
          <table:table-cell table:style-name="ce41" table:formula="of:=[.A94]*budgetjour-[.O94]" office:value-type="currency" office:currency="USD" office:value="1855.9234" calcext:value-type="currency">
            <text:p>$1 855,92</text:p>
          </table:table-cell>
          <table:table-cell table:number-columns-repeated="3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706" calcext:value-type="float">
            <text:p>4706</text:p>
          </table:table-cell>
          <table:table-cell/>
          <table:table-cell table:formula="of:=[.H94]+[.G95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7072.0766" calcext:value-type="currency">
            <text:p>$7 072,08</text:p>
          </table:table-cell>
          <table:table-cell table:style-name="ce41" table:formula="of:=[.A95]*budgetjour-[.O95]" office:value-type="currency" office:currency="USD" office:value="1951.9234" calcext:value-type="currency">
            <text:p>$1 951,92</text:p>
          </table:table-cell>
          <table:table-cell table:number-columns-repeated="3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706" calcext:value-type="float">
            <text:p>4706</text:p>
          </table:table-cell>
          <table:table-cell/>
          <table:table-cell table:formula="of:=[.H95]+[.G96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7072.0766" calcext:value-type="currency">
            <text:p>$7 072,08</text:p>
          </table:table-cell>
          <table:table-cell table:style-name="ce41" table:formula="of:=[.A96]*budgetjour-[.O96]" office:value-type="currency" office:currency="USD" office:value="2047.9234" calcext:value-type="currency">
            <text:p>$2 047,92</text:p>
          </table:table-cell>
          <table:table-cell table:number-columns-repeated="3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706" calcext:value-type="float">
            <text:p>4706</text:p>
          </table:table-cell>
          <table:table-cell/>
          <table:table-cell table:formula="of:=[.H96]+[.G97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7072.0766" calcext:value-type="currency">
            <text:p>$7 072,08</text:p>
          </table:table-cell>
          <table:table-cell table:style-name="ce41" table:formula="of:=[.A97]*budgetjour-[.O97]" office:value-type="currency" office:currency="USD" office:value="2143.9234" calcext:value-type="currency">
            <text:p>$2 143,92</text:p>
          </table:table-cell>
          <table:table-cell table:number-columns-repeated="3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706" calcext:value-type="float">
            <text:p>4706</text:p>
          </table:table-cell>
          <table:table-cell/>
          <table:table-cell table:formula="of:=[.H97]+[.G98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7072.0766" calcext:value-type="currency">
            <text:p>$7 072,08</text:p>
          </table:table-cell>
          <table:table-cell table:style-name="ce41" table:formula="of:=[.A98]*budgetjour-[.O98]" office:value-type="currency" office:currency="USD" office:value="2239.9234" calcext:value-type="currency">
            <text:p>$2 239,92</text:p>
          </table:table-cell>
          <table:table-cell table:number-columns-repeated="3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706" calcext:value-type="float">
            <text:p>4706</text:p>
          </table:table-cell>
          <table:table-cell/>
          <table:table-cell table:formula="of:=[.H98]+[.G99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7072.0766" calcext:value-type="currency">
            <text:p>$7 072,08</text:p>
          </table:table-cell>
          <table:table-cell table:style-name="ce41" table:formula="of:=[.A99]*budgetjour-[.O99]" office:value-type="currency" office:currency="USD" office:value="2335.9234" calcext:value-type="currency">
            <text:p>$2 335,92</text:p>
          </table:table-cell>
          <table:table-cell table:number-columns-repeated="3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706" calcext:value-type="float">
            <text:p>4706</text:p>
          </table:table-cell>
          <table:table-cell/>
          <table:table-cell table:formula="of:=[.H99]+[.G100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7072.0766" calcext:value-type="currency">
            <text:p>$7 072,08</text:p>
          </table:table-cell>
          <table:table-cell table:style-name="ce41" table:formula="of:=[.A100]*budgetjour-[.O100]" office:value-type="currency" office:currency="USD" office:value="2431.9234" calcext:value-type="currency">
            <text:p>$2 431,92</text:p>
          </table:table-cell>
          <table:table-cell table:number-columns-repeated="3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706" calcext:value-type="float">
            <text:p>4706</text:p>
          </table:table-cell>
          <table:table-cell/>
          <table:table-cell table:formula="of:=[.H100]+[.G101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7072.0766" calcext:value-type="currency">
            <text:p>$7 072,08</text:p>
          </table:table-cell>
          <table:table-cell table:style-name="ce41" table:formula="of:=[.A101]*budgetjour-[.O101]" office:value-type="currency" office:currency="USD" office:value="2527.9234" calcext:value-type="currency">
            <text:p>$2 527,92</text:p>
          </table:table-cell>
          <table:table-cell table:number-columns-repeated="3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706" calcext:value-type="float">
            <text:p>4706</text:p>
          </table:table-cell>
          <table:table-cell/>
          <table:table-cell table:formula="of:=[.H101]+[.G102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7072.0766" calcext:value-type="currency">
            <text:p>$7 072,08</text:p>
          </table:table-cell>
          <table:table-cell table:style-name="ce41" table:formula="of:=[.A102]*budgetjour-[.O102]" office:value-type="currency" office:currency="USD" office:value="2623.9234" calcext:value-type="currency">
            <text:p>$2 623,92</text:p>
          </table:table-cell>
          <table:table-cell table:number-columns-repeated="3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706" calcext:value-type="float">
            <text:p>4706</text:p>
          </table:table-cell>
          <table:table-cell/>
          <table:table-cell table:formula="of:=[.H102]+[.G103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7072.0766" calcext:value-type="currency">
            <text:p>$7 072,08</text:p>
          </table:table-cell>
          <table:table-cell table:style-name="ce41" table:formula="of:=[.A103]*budgetjour-[.O103]" office:value-type="currency" office:currency="USD" office:value="2719.9234" calcext:value-type="currency">
            <text:p>$2 719,92</text:p>
          </table:table-cell>
          <table:table-cell table:number-columns-repeated="3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706" calcext:value-type="float">
            <text:p>4706</text:p>
          </table:table-cell>
          <table:table-cell/>
          <table:table-cell table:formula="of:=[.H103]+[.G104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7072.0766" calcext:value-type="currency">
            <text:p>$7 072,08</text:p>
          </table:table-cell>
          <table:table-cell table:style-name="ce41" table:formula="of:=[.A104]*budgetjour-[.O104]" office:value-type="currency" office:currency="USD" office:value="2815.9234" calcext:value-type="currency">
            <text:p>$2 815,92</text:p>
          </table:table-cell>
          <table:table-cell table:number-columns-repeated="3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706" calcext:value-type="float">
            <text:p>4706</text:p>
          </table:table-cell>
          <table:table-cell/>
          <table:table-cell table:formula="of:=[.H104]+[.G10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7072.0766" calcext:value-type="currency">
            <text:p>$7 072,08</text:p>
          </table:table-cell>
          <table:table-cell table:style-name="ce41" table:formula="of:=[.A105]*budgetjour-[.O105]" office:value-type="currency" office:currency="USD" office:value="2911.9234" calcext:value-type="currency">
            <text:p>$2 911,92</text:p>
          </table:table-cell>
          <table:table-cell table:number-columns-repeated="3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706" calcext:value-type="float">
            <text:p>4706</text:p>
          </table:table-cell>
          <table:table-cell/>
          <table:table-cell table:formula="of:=[.H105]+[.G10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7072.0766" calcext:value-type="currency">
            <text:p>$7 072,08</text:p>
          </table:table-cell>
          <table:table-cell table:style-name="ce41" table:formula="of:=[.A106]*budgetjour-[.O106]" office:value-type="currency" office:currency="USD" office:value="3007.9234" calcext:value-type="currency">
            <text:p>$3 007,92</text:p>
          </table:table-cell>
          <table:table-cell table:number-columns-repeated="3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3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5"/>
        </table:table-row>
        <table:table-row table:style-name="ro2" table:number-rows-repeated="1048395">
          <table:table-cell table:number-columns-repeated="19"/>
        </table:table-row>
        <table:table-row table:style-name="ro2">
          <table:table-cell table:number-columns-repeated="19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 style:data-style-name="N2" text:time-value="22:20:36.6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15T13:44:37.974000000</dc:date>
    <meta:editing-duration>P123DT22H55M56S</meta:editing-duration>
    <meta:editing-cycles>307</meta:editing-cycles>
    <meta:document-statistic meta:table-count="2" meta:cell-count="1626" meta:object-count="0"/>
  </office:meta>
</office:document-meta>
</file>